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Table2" style:family="table">
      <style:table-properties style:width="16.896cm" table:align="right"/>
    </style:style>
    <style:style style:name="Table2.A" style:family="table-column">
      <style:table-column-properties style:column-width="8.394cm"/>
    </style:style>
    <style:style style:name="Table2.B" style:family="table-column">
      <style:table-column-properties style:column-width="8.502cm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02f3b9" officeooo:paragraph-rsid="0002f3b9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4pt" fo:font-weight="bold"/>
    </style:style>
    <style:style style:name="P3" style:family="paragraph" style:parent-style-name="Table_20_Contents">
      <style:paragraph-properties fo:text-align="start" style:justify-single-word="false"/>
      <style:text-properties style:font-name="Ari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Arial"/>
    </style:style>
    <style:style style:name="P5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02f3b9" officeooo:paragraph-rsid="0002f3b9"/>
    </style:style>
    <style:style style:name="P6" style:family="paragraph" style:parent-style-name="Table_20_Contents">
      <style:text-properties officeooo:rsid="0003cd40" officeooo:paragraph-rsid="0003cd40"/>
    </style:style>
    <style:style style:name="P7" style:family="paragraph" style:parent-style-name="Table_20_Contents">
      <style:text-properties officeooo:paragraph-rsid="00041fbe"/>
    </style:style>
    <style:style style:name="P8" style:family="paragraph" style:parent-style-name="Table_20_Contents">
      <style:text-properties officeooo:rsid="00041fbe" officeooo:paragraph-rsid="00041fbe"/>
    </style:style>
    <style:style style:name="P9" style:family="paragraph" style:parent-style-name="Table_20_Contents" style:list-style-name="L1">
      <style:text-properties officeooo:rsid="00041fbe" officeooo:paragraph-rsid="00041fbe"/>
    </style:style>
    <style:style style:name="P10" style:family="paragraph" style:parent-style-name="Table_20_Contents" style:list-style-name="L1"/>
    <style:style style:name="P11" style:family="paragraph" style:parent-style-name="Table_20_Contents">
      <style:text-properties officeooo:rsid="000612ca" officeooo:paragraph-rsid="000612ca"/>
    </style:style>
    <style:style style:name="P12" style:family="paragraph" style:parent-style-name="Table_20_Contents">
      <style:text-properties officeooo:rsid="00069f93" officeooo:paragraph-rsid="00069f93"/>
    </style:style>
    <style:style style:name="P13" style:family="paragraph" style:parent-style-name="Table_20_Contents">
      <style:text-properties officeooo:rsid="00072b3e" officeooo:paragraph-rsid="00072b3e"/>
    </style:style>
    <style:style style:name="P14" style:family="paragraph" style:parent-style-name="Table_20_Contents">
      <style:text-properties officeooo:rsid="000ad77d" officeooo:paragraph-rsid="000ad77d"/>
    </style:style>
    <style:style style:name="P15" style:family="paragraph" style:parent-style-name="Table_20_Contents">
      <style:text-properties officeooo:rsid="000e5d77" officeooo:paragraph-rsid="000e5d77"/>
    </style:style>
    <style:style style:name="T1" style:family="text">
      <style:text-properties officeooo:rsid="000bded4"/>
    </style:style>
    <style:style style:name="T2" style:family="text">
      <style:text-properties officeooo:rsid="000d27e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able:table table:name="Table1" table:style-name="Table1">
        <table:table-column table:style-name="Table1.A" table:number-columns-repeated="2"/>
        <table:table-row table:style-name="TableLine94287645337968">
          <table:table-cell table:style-name="Table1.A1" office:value-type="string">
            <text:p text:style-name="P5">Cluster ID</text:p>
          </table:table-cell>
          <table:table-cell table:style-name="Table1.A1" office:value-type="string">
            <text:p text:style-name="P2">Annotation</text:p>
          </table:table-cell>
        </table:table-row>
        <table:table-row table:style-name="TableLine94287645337968">
          <table:table-cell table:style-name="Table1.A1" office:value-type="string">
            <text:p text:style-name="P1">25</text:p>
          </table:table-cell>
          <table:table-cell table:style-name="Table1.A1" office:value-type="string">
            <text:p text:style-name="P4">Mip 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a'/b'-KC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Serotonergic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Tm5ab</text:p>
          </table:table-cell>
        </table:table-row>
        <table:table-row table:style-name="TableLine94287645337968">
          <table:table-cell table:style-name="Table1.A1" office:value-type="string">
            <text:p text:style-name="P1">19</text:p>
          </table:table-cell>
          <table:table-cell table:style-name="Table1.A1" office:value-type="string">
            <text:p text:style-name="P4">Dopaminergic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Hemocytes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Peptidergic</text:p>
          </table:table-cell>
        </table:table-row>
        <table:table-row table:style-name="TableLine94287645337968">
          <table:table-cell table:style-name="Table1.A1" office:value-type="string">
            <text:p text:style-name="P1">65</text:p>
          </table:table-cell>
          <table:table-cell table:style-name="Table1.A1" office:value-type="string">
            <text:p text:style-name="P4">Pm1/Pm2/Pm3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Mt1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Lawf1</text:p>
          </table:table-cell>
        </table:table-row>
        <table:table-row table:style-name="TableLine94287645337968">
          <table:table-cell table:style-name="Table1.A1" office:value-type="string">
            <text:p text:style-name="P1">63</text:p>
          </table:table-cell>
          <table:table-cell table:style-name="Table1.A1" office:value-type="string">
            <text:p text:style-name="P4">Octopaminergic-Tyraminergic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C2/C3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Lawf2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Poxn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G-KC</text:p>
          </table:table-cell>
        </table:table-row>
        <table:table-row table:style-name="TableLine94287645337968">
          <table:table-cell table:style-name="Table1.A1" office:value-type="string">
            <text:p text:style-name="P6">66</text:p>
          </table:table-cell>
          <table:table-cell table:style-name="Table1.A1" office:value-type="string">
            <text:p text:style-name="P4">Astrocyte-like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Pm1/Pm2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a/b-KC</text:p>
          </table:table-cell>
        </table:table-row>
        <table:table-row table:style-name="TableLine94287645337968">
          <table:table-cell table:style-name="Table1.A1" office:value-type="string">
            <text:p text:style-name="P1">21</text:p>
          </table:table-cell>
          <table:table-cell table:style-name="Table1.A1" office:value-type="string">
            <text:p text:style-name="P4">Mi1</text:p>
          </table:table-cell>
        </table:table-row>
        <table:table-row table:style-name="TableLine94287645337968"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4">OPN: adPN and lPN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Clock neurons</text:p>
          </table:table-cell>
        </table:table-row>
        <table:table-row table:style-name="TableLine94287645337968">
          <table:table-cell table:style-name="Table1.A1" office:value-type="string">
            <text:p text:style-name="P1">45</text:p>
          </table:table-cell>
          <table:table-cell table:style-name="Table1.A1" office:value-type="string">
            <text:p text:style-name="P4">T1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Dm8/Tm5c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Photoreceptors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Cortex Glia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Subperineurial Glia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Perineurial glia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Pm3 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Subperineurial Glia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DN1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TmY14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Ensheathing glia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Tm9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L1/L2/L3/L4/L5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T4/T5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T2/T3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Ensheathing Glia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Tm1/TmY8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MBON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dFB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Chiasm Glia</text:p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/>
          </table:table-cell>
        </table:table-row>
        <text:soft-page-break/>
        <table:table-row table:style-name="TableLine94287645337968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7645337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4287599476272">
          <table:table-cell table:style-name="Table2.A1" office:value-type="string">
            <text:p text:style-name="P8">CLUSTER ID</text:p>
          </table:table-cell>
          <table:table-cell table:style-name="Table2.A1" office:value-type="string">
            <text:p text:style-name="P8">ANNOTATION</text:p>
          </table:table-cell>
        </table:table-row>
        <table:table-row table:style-name="TableLine94287599476272"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574868230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3979937764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5270253739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435008711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5283789029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510295391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P12">Gamma <text:span text:style-name="T1">KC</text:span></text:p>
          </table:table-cell>
        </table:table-row>
        <table:table-row table:style-name="TableLine94287599476272">
          <table:table-cell table:style-name="Table2.A1" office:value-type="string">
            <text:list xml:id="list130625636487256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P8">dally</text:p>
          </table:table-cell>
        </table:table-row>
        <table:table-row table:style-name="TableLine94287599476272">
          <table:table-cell table:style-name="Table2.A1" office:value-type="string">
            <text:list xml:id="list130625426336835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3534392876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425491895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610088119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3697915896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P11"/>
          </table:table-cell>
        </table:table-row>
        <table:table-row table:style-name="TableLine94287599476272">
          <table:table-cell table:style-name="Table2.A1" office:value-type="string">
            <text:list xml:id="list130625627842572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P11">alpha/beta <text:span text:style-name="T1">KC</text:span></text:p>
          </table:table-cell>
        </table:table-row>
        <table:table-row table:style-name="TableLine94287599476272">
          <table:table-cell table:style-name="Table2.A1" office:value-type="string">
            <text:list xml:id="list130624479867508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ext:soft-page-break/>
        <table:table-row table:style-name="TableLine94287599476272">
          <table:table-cell table:style-name="Table2.A1" office:value-type="string">
            <text:list xml:id="list130625490070513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113137074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P13">SURFACE GLIA</text:p>
          </table:table-cell>
        </table:table-row>
        <table:table-row table:style-name="TableLine94287599476272">
          <table:table-cell table:style-name="Table2.A1" office:value-type="string">
            <text:list xml:id="list130624168948688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424440218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P12">PEP</text:p>
          </table:table-cell>
        </table:table-row>
        <table:table-row table:style-name="TableLine94287599476272">
          <table:table-cell table:style-name="Table2.A1" office:value-type="string">
            <text:list xml:id="list130623545955777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P14">Monoaminergic</text:p>
          </table:table-cell>
        </table:table-row>
        <table:table-row table:style-name="TableLine94287599476272">
          <table:table-cell table:style-name="Table2.A1" office:value-type="string">
            <text:list xml:id="list130624442795107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P11">Mi1</text:p>
          </table:table-cell>
        </table:table-row>
        <table:table-row table:style-name="TableLine94287599476272">
          <table:table-cell table:style-name="Table2.A1" office:value-type="string">
            <text:list xml:id="list130624075342968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3944401804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044069728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P12">alpha’/beta’ <text:span text:style-name="T1">KC</text:span></text:p>
          </table:table-cell>
        </table:table-row>
        <table:table-row table:style-name="TableLine94287599476272">
          <table:table-cell table:style-name="Table2.A1" office:value-type="string">
            <text:list xml:id="list130624015640325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057169225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P11">Mip</text:p>
          </table:table-cell>
        </table:table-row>
        <table:table-row table:style-name="TableLine94287599476272">
          <table:table-cell table:style-name="Table2.A1" office:value-type="string">
            <text:list xml:id="list130625515650270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5455199313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5261134151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5162664745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814235244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469809092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5382053053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P15">OPN</text:p>
          </table:table-cell>
        </table:table-row>
        <table:table-row table:style-name="TableLine94287599476272">
          <table:table-cell table:style-name="Table2.A1" office:value-type="string">
            <text:list xml:id="list130625429150959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011897873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297906692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221288559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772536910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448869697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513747967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3698651967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5304397224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814731782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828386694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5157315228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5283620582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P11">T1</text:p>
          </table:table-cell>
        </table:table-row>
        <table:table-row table:style-name="TableLine94287599476272">
          <table:table-cell table:style-name="Table2.A1" office:value-type="string">
            <text:list xml:id="list130625412049428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580912593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240578470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P13">CTX CORTEX GLIA <text:span text:style-name="T2">(glia)</text:span></text:p>
          </table:table-cell>
        </table:table-row>
        <table:table-row table:style-name="TableLine94287599476272">
          <table:table-cell table:style-name="Table2.A1" office:value-type="string">
            <text:list xml:id="list130624116252355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728463095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5041130219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868078008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P13">Hemocytes</text:p>
          </table:table-cell>
        </table:table-row>
        <table:table-row table:style-name="TableLine94287599476272">
          <table:table-cell table:style-name="Table2.A1" office:value-type="string">
            <text:list xml:id="list130624877408499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814742733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P12">OCTY</text:p>
          </table:table-cell>
        </table:table-row>
        <table:table-row table:style-name="TableLine94287599476272">
          <table:table-cell table:style-name="Table2.A1" office:value-type="string">
            <text:list xml:id="list130625316240776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3797849053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3889549413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478634091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945346531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P11">Pm</text:p>
          </table:table-cell>
        </table:table-row>
        <table:table-row table:style-name="TableLine94287599476272">
          <table:table-cell table:style-name="Table2.A1" office:value-type="string">
            <text:list xml:id="list130623589674278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5022593969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P13">Photoreceptors</text:p>
          </table:table-cell>
        </table:table-row>
        <table:table-row table:style-name="TableLine94287599476272">
          <table:table-cell table:style-name="Table2.A1" office:value-type="string">
            <text:list xml:id="list130624195797343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476394583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813424126" text:continue-numbering="true" text:style-name="L1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287599476272">
          <table:table-cell table:style-name="Table2.A1" office:value-type="string">
            <text:list xml:id="list130624390205533" text:continue-numbering="true" text:style-name="L1">
              <text:list-item>
                <text:p text:style-name="P9"/>
              </text:list-item>
            </text:list>
          </table:table-cell>
          <table:table-cell table:style-name="Table2.A1" office:value-type="string">
            <text:p text:style-name="P11">Pm3</text:p>
          </table:table-cell>
        </table:table-row>
        <table:table-row table:style-name="TableLine94287599476272">
          <table:table-cell table:style-name="Table2.A1" office:value-type="string">
            <text:list xml:id="list130625586910456" text:continue-numbering="true" text:style-name="L1">
              <text:list-item>
                <text:p text:style-name="P9"/>
              </text:list-item>
            </text:list>
          </table:table-cell>
          <table:table-cell table:style-name="Table2.A1" office:value-type="string">
            <text:p text:style-name="P13">AST <text:span text:style-name="T2">(glia)</text:span></text:p>
          </table:table-cell>
        </table:table-row>
        <text:soft-page-break/>
        <table:table-row table:style-name="TableLine94287599476272">
          <table:table-cell table:style-name="Table2.A1" office:value-type="string">
            <text:list xml:id="list130624582702608" text:continue-numbering="true" text:style-name="L1">
              <text:list-item>
                <text:p text:style-name="P9"/>
              </text:list-item>
            </text:list>
          </table:table-cell>
          <table:table-cell table:style-name="Table2.A1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9T17:14:08.167250112</meta:creation-date>
    <dc:date>2023-07-23T13:06:23.310792181</dc:date>
    <meta:editing-duration>P2DT20H36M3S</meta:editing-duration>
    <meta:editing-cycles>2</meta:editing-cycles>
    <meta:generator>LibreOffice/6.4.7.2$Linux_X86_64 LibreOffice_project/40$Build-2</meta:generator>
    <meta:document-statistic meta:table-count="2" meta:image-count="0" meta:object-count="0" meta:page-count="4" meta:paragraph-count="139" meta:word-count="160" meta:character-count="764" meta:non-whitespace-character-count="741"/>
  </office:meta>
</office:document-meta>
</file>